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style:font-size-asian="12pt" style:font-size-complex="12pt"/>
    </style:style>
    <style:style style:name="P2" style:family="paragraph" style:parent-style-name="Standard">
      <style:text-properties style:font-name="DejaVu Sans" fo:font-size="12pt" officeooo:paragraph-rsid="001ab38c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FRONTEND – DÉTAIL DES TÂCHES (JSP) - Estimation totale : 35 heures</text:p>
      <text:p text:style-name="P2"><text:tab/>0. PAGE DE LOGIN (JSP : /auth/login.jsp) PUBLIC - 3 heures</text:p>
      <text:p text:style-name="P1"><text:tab/><text:tab/>0.1. Formulaire - 1 heure</text:p>
      <text:p text:style-name="P1"/>
      <text:p text:style-name="P1"><text:tab/><text:tab/>0.2. Bouton de connexion - 0.5 heure</text:p>
      <text:p text:style-name="P1"/>
      <text:p text:style-name="P1"><text:tab/><text:tab/>0.3. Messages d’erreur - 1 heure</text:p>
      <text:p text:style-name="P1"/>
      <text:p text:style-name="P1"><text:tab/><text:tab/>0.4. Redirection après succès - 0.5 heure</text:p>
      <text:p text:style-name="P2"/>
      <text:p text:style-name="P1"><text:s text:c="4"/><text:tab/>1. PAGE DE RÉSERVATION (JSP : /reservation/index.jsp) UTILISATEUR - 8 heures</text:p>
      <text:p text:style-name="P1"><text:tab/><text:tab/> 1.1. Select "Vol" - 1 heure</text:p>
      <text:p text:style-name="P2"><text:tab/></text:p>
      <text:p text:style-name="P2"><text:tab/><text:tab/>1.2. Select "Classe" - 0.5 heure</text:p>
      <text:p text:style-name="P1"/>
      <text:p text:style-name="P1"><text:s text:c="8"/><text:tab/><text:tab/>1.3. Inputs passager - 1 heure</text:p>
      <text:p text:style-name="P1"/>
      <text:p text:style-name="P1"><text:s text:c="8"/><text:tab/><text:tab/>1.4. Bouton "Choisir" et vérifications - 2 heures</text:p>
      <text:p text:style-name="P1"/>
      <text:p text:style-name="P1"><text:tab/> <text:s text:c="5"/><text:tab/>1.5. Bloc "Statistiques du vol" - 2 heures</text:p>
      <text:p text:style-name="P1"/>
      <text:p text:style-name="P1"><text:s text:c="8"/><text:tab/><text:tab/>1.6. Tableau "Mes réservations" - 1 heure</text:p>
      <text:p text:style-name="P1"/>
      <text:p text:style-name="P1"><text:tab/> <text:s text:c="6"/><text:tab/>1.7. Annulation de réservation - 0.5 heure</text:p>
      <text:p text:style-name="P1"/>
      <text:p text:style-name="P1"><text:s text:c="3"/><text:tab/>2. PAGE LISTE/AJOUT DE CATÉGORIE D’ÂGE - 4 heures</text:p>
      <text:p text:style-name="P1"><text:s text:c="8"/><text:tab/><text:tab/>2.1. Liste (table) - 1 heure</text:p>
      <text:p text:style-name="P1"/>
      <text:p text:style-name="P1"><text:s text:c="8"/><text:tab/><text:tab/>2.2. Bouton "Ajouter une catégorie" - 0.5 heure</text:p>
      <text:p text:style-name="P1"/>
      <text:p text:style-name="P1"><text:s text:c="8"/><text:tab/><text:tab/>2.3. Formulaire d’ajout - 2.5 heures</text:p>
      <text:p text:style-name="P1"/>
      <text:p text:style-name="P1"><text:s text:c="4"/><text:tab/>3. PAGE DE PARAMÉTRAGE - 2 heures</text:p>
      <text:p text:style-name="P1"><text:s text:c="8"/><text:tab/><text:tab/>3.1. Formulaire - 1 heure</text:p>
      <text:p text:style-name="P1"/>
      <text:p text:style-name="P1"><text:s text:c="8"/><text:tab/><text:tab/>3.2. Bouton "Enregistrer" - 0.5 heure</text:p>
      <text:p text:style-name="P1"/>
      <text:p text:style-name="P1"><text:s text:c="8"/><text:tab/><text:tab/>3.3. Messages - 0.5 heure</text:p>
      <text:p text:style-name="P1"/>
      <text:p text:style-name="P1"><text:s text:c="8"/><text:tab/>4. PAGE DE GESTION DES VOLS - 6 heures</text:p>
      <text:p text:style-name="P1"><text:s text:c="8"/><text:tab/><text:tab/>4.1. Liste des vols - 2 heures</text:p>
      <text:p text:style-name="P1"/>
      <text:p text:style-name="P1"><text:s text:c="8"/><text:tab/><text:tab/>4.2. Bouton "Ajouter un vol" - 0.5 heure</text:p>
      <text:p text:style-name="P1"/>
      <text:p text:style-name="P1"><text:s text:c="8"/><text:tab/><text:tab/>4.3. Formulaire créer/modifier - 3.5 heures</text:p>
      <text:p text:style-name="P1"/>
      <text:p text:style-name="P1"><text:s text:c="4"/><text:tab/>5. PAGE DE PROMOTIONS PAR VOL - 3 heures</text:p>
      <text:p text:style-name="P1"><text:s text:c="8"/><text:tab/><text:tab/>5.1. Liste promotions - 2 heures</text:p>
      <text:p text:style-name="P1"/>
      <text:p text:style-name="P1"><text:s text:c="8"/><text:tab/><text:tab/>5.2. Bouton "Ajouter promotion" - 1 heure</text:p>
      <text:p text:style-name="P1"/>
      <text:p text:style-name="P1"><text:soft-page-break/><text:s text:c="4"/><text:tab/>6. PAGE D’AJOUT DE PROMOTION - 3 heures</text:p>
      <text:p text:style-name="P1"><text:s text:c="8"/><text:tab/><text:tab/>6.1. Formulaire - 2 heures</text:p>
      <text:p text:style-name="P1"/>
      <text:p text:style-name="P1"><text:s text:c="8"/><text:tab/><text:tab/>6.2. Bouton "Enregistrer" - 0.5 heure</text:p>
      <text:p text:style-name="P1"/>
      <text:p text:style-name="P1"><text:s text:c="8"/><text:tab/><text:tab/>6.3. Validations - 0.5 heure</text:p>
      <text:p text:style-name="P1"/>
      <text:p text:style-name="P1"><text:s text:c="4"/><text:tab/>7. CSS/JS GLOBAL (responsive, validation client) - 6 heures</text:p>
      <text:p text:style-name="P1"/>
      <text:p text:style-name="P1"/>
      <text:p text:style-name="P1"/>
      <text:p text:style-name="P1">*BACKEND – DÉTAIL DES TÂCHES (MVC + JSP) - Estimation totale : 45 heures</text:p>
      <text:p text:style-name="P1"><text:s text:c="4"/><text:tab/>B.0 GLOBAL – INFRA &amp; UTIL - 6 heures</text:p>
      <text:p text:style-name="P1"><text:s text:c="8"/><text:tab/><text:tab/>-Filtres/Intercepteurs (AuthFilter) - 2 heures</text:p>
      <text:p text:style-name="P1"/>
      <text:p text:style-name="P1"><text:s text:c="8"/><text:tab/><text:tab/>-Utilitaires (DatabaseConnection, DateUtil, PriceUtil) - 2 heures</text:p>
      <text:p text:style-name="P1"/>
      <text:p text:style-name="P1"><text:s text:c="8"/><text:tab/><text:tab/>-Services (AuthService, ReservationService, etc.) - 2 heures</text:p>
      <text:p text:style-name="P1"/>
      <text:p text:style-name="P1"><text:s text:c="4"/><text:tab/>B.1 AUTHENTIFICATION - 5 heures</text:p>
      <text:p text:style-name="P1"><text:s text:c="8"/><text:tab/><text:tab/>-Model (Admin, Utilisateur) - 1 heure</text:p>
      <text:p text:style-name="P1"/>
      <text:p text:style-name="P1"><text:s text:c="8"/><text:tab/><text:tab/>-DAO (AdminDAO, UtilisateurDAO) - 2 heures</text:p>
      <text:p text:style-name="P1"/>
      <text:p text:style-name="P1"><text:s text:c="8"/><text:tab/><text:tab/>-Service (AuthService) - 1 heure</text:p>
      <text:p text:style-name="P1"/>
      <text:p text:style-name="P1"><text:s text:c="8"/><text:tab/><text:tab/>-Controller (AuthController) - 1 heure</text:p>
      <text:p text:style-name="P1"/>
      <text:p text:style-name="P1"><text:s text:c="4"/><text:tab/>B.2 PARAMÉTRAGE (heures min) - 3 heures</text:p>
      <text:p text:style-name="P1"><text:s text:c="8"/><text:tab/><text:tab/>-DAO (ParametrageDAO) - 1 heure</text:p>
      <text:p text:style-name="P1"/>
      <text:p text:style-name="P1"><text:s text:c="8"/><text:tab/><text:tab/>-Service (ParametrageService) - 1 heure</text:p>
      <text:p text:style-name="P1"/>
      <text:p text:style-name="P1"><text:s text:c="8"/><text:tab/><text:tab/>-Controller (ParametrageController) - 1 heure</text:p>
      <text:p text:style-name="P1"/>
      <text:p text:style-name="P1"><text:s text:c="4"/><text:tab/>B.3 CATÉGORIE D’ÂGE - 6 heures</text:p>
      <text:p text:style-name="P1"><text:s text:c="8"/><text:tab/><text:tab/>-Model (CategorieAge) - 1 heure</text:p>
      <text:p text:style-name="P1"/>
      <text:p text:style-name="P1"><text:s text:c="8"/><text:tab/><text:tab/>-DAO (CategorieAgeDAO) - 2 heures</text:p>
      <text:p text:style-name="P1"/>
      <text:p text:style-name="P1"><text:s text:c="8"/><text:tab/><text:tab/>-Service (CategorieAgeService) - 2 heures</text:p>
      <text:p text:style-name="P1"/>
      <text:p text:style-name="P1"><text:s text:c="8"/><text:tab/><text:tab/>-Controller (CategorieAgeController) - 1 heure</text:p>
      <text:p text:style-name="P1"/>
      <text:p text:style-name="P1"><text:s text:c="3"/><text:tab/>B.4 VOL (Gestion CRUD) - 7 heures</text:p>
      <text:p text:style-name="P1"><text:s text:c="8"/><text:tab/><text:tab/>-Model (Vol) - 1 heure</text:p>
      <text:p text:style-name="P1"/>
      <text:p text:style-name="P1"><text:s text:c="8"/><text:tab/><text:tab/>-DAOs (VolDAO, VilleDAO, AvionDAO) - 3 heures</text:p>
      <text:p text:style-name="P1"/>
      <text:p text:style-name="P1"><text:s text:c="8"/><text:tab/><text:tab/>-Validations - 1 heure</text:p>
      <text:p text:style-name="P1"/>
      <text:p text:style-name="P1"><text:s text:c="8"/><text:tab/><text:tab/>-Controller (VolController) - 2 heures</text:p>
      <text:p text:style-name="P1"><text:soft-page-break/></text:p>
      <text:p text:style-name="P1"><text:s text:c="4"/><text:tab/>B.5 PROMOTION - 6 heures</text:p>
      <text:p text:style-name="P1"><text:s text:c="8"/><text:tab/><text:tab/>-Model (Promotion) - 1 heure</text:p>
      <text:p text:style-name="P1"/>
      <text:p text:style-name="P1"><text:s text:c="8"/><text:tab/><text:tab/>-DAO (PromotionDAO) - 2 heures</text:p>
      <text:p text:style-name="P1"/>
      <text:p text:style-name="P1"><text:s text:c="8"/><text:tab/><text:tab/>-Service (PromotionService) - 2 heures</text:p>
      <text:p text:style-name="P1"/>
      <text:p text:style-name="P1"><text:s text:c="8"/><text:tab/><text:tab/>-Controller (PromotionController) - 1 heure</text:p>
      <text:p text:style-name="P1"/>
      <text:p text:style-name="P1"><text:s text:c="4"/><text:tab/>B.6 RÉSERVATION - 12 heures</text:p>
      <text:p text:style-name="P1"><text:s text:c="8"/><text:tab/><text:tab/>-Model (Reservation) - 2 heures</text:p>
      <text:p text:style-name="P1"/>
      <text:p text:style-name="P1"><text:s text:c="8"/><text:tab/><text:tab/>-DAOs (ReservationDAO, VolDAO, etc.) - 4 heures</text:p>
      <text:p text:style-name="P1"/>
      <text:p text:style-name="P1"><text:s text:c="8"/><text:tab/><text:tab/>-Services (ReservationService) - 3 heures</text:p>
      <text:p text:style-name="P1"/>
      <text:p text:style-name="P1"><text:s text:c="8"/><text:tab/><text:tab/>-Controller (ReservationController) - 3 heures</text:p>
      <text:p text:style-name="P1"/>
      <text:p text:style-name="P1">*TOTAL ESTIMÉ : 80 heures (35h frontend + 45h backend)</text:p>
      <text:p text:style-name="P1"/>
      <text:p text:style-name="P1">*Répartition par catégorie :</text:p>
      <text:p text:style-name="P1"/>
      <text:p text:style-name="P1"><text:s text:c="4"/><text:tab/>-Frontend (JSP) : 35 heures</text:p>
      <text:p text:style-name="P1"/>
      <text:p text:style-name="P1"><text:s text:c="3"/><text:tab/>-Backend (MVC) : 45 heures</text:p>
      <text:p text:style-name="P1"/>
      <text:p text:style-name="P1"><text:s text:c="4"/><text:tab/>-Modèles : 6 heures</text:p>
      <text:p text:style-name="P1"/>
      <text:p text:style-name="P1"><text:s text:c="4"/><text:tab/>-DAO : 14 heures</text:p>
      <text:p text:style-name="P1"/>
      <text:p text:style-name="P1"><text:s text:c="4"/><text:tab/>-Services : 10 heures</text:p>
      <text:p text:style-name="P1"/>
      <text:p text:style-name="P1"><text:s text:c="3"/><text:tab/>-Controllers : 10 heures</text:p>
      <text:p text:style-name="P1"/>
      <text:p text:style-name="P1"><text:s text:c="4"/><text:tab/>-Infra/Utils : 5 heures</text:p>
      <text:p text:style-name="P1"/>
      <text:p text:style-name="P1">*Notes :</text:p>
      <text:p text:style-name="P1"><text:s text:c="4"/><text:tab/>-Les estimations incluent les tests unitaires de base et l'intégration <text:tab/><text:tab/>minimale.</text:p>
      <text:p text:style-name="P1"/>
      <text:p text:style-name="P1"><text:s text:c="4"/><text:tab/>-Prévoir +10-15% de buffer pour les imprévus (total projet : ~90 heures).</text:p>
      <text:p text:style-name="P1"/>
      <text:p text:style-name="P1"><text:s text:c="4"/><text:tab/>-Les tâches complexes (comme la réservation ou les promotions) sont <text:tab/>surévaluées pour couvrir les cas limites.</text:p>
      <text:p text:style-name="P1"/>
      <text:p text:style-name="P1"><text:s text:c="4"/><text:tab/>-Cette estimation suppose une base de code existante (framework MVC, <text:tab/>templates JSP de base). Si tout est à faire from scratch, ajouter 20-30 <text:tab/>heures pour l'initialisation du proje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9:26:54.559502598</meta:creation-date>
    <dc:date>2025-08-13T22:41:02.260027102</dc:date>
    <meta:editing-duration>PT3H14M2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3" meta:paragraph-count="83" meta:word-count="551" meta:character-count="3920" meta:non-whitespace-character-count="2856"/>
  </office:meta>
</office:document-meta>
</file>